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59a328" officeooo:paragraph-rsid="005ec11f"/>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0aa9" officeooo:paragraph-rsid="00620aa9"/>
    </style:style>
    <style:style style:name="P22" style:family="paragraph" style:parent-style-name="Text_20_body">
      <style:paragraph-properties fo:text-align="start" style:justify-single-word="false"/>
      <style:text-properties officeooo:rsid="0062b8a6" officeooo:paragraph-rsid="0062b8a6"/>
    </style:style>
    <style:style style:name="P23" style:family="paragraph" style:parent-style-name="Text_20_body">
      <style:paragraph-properties fo:text-align="start" style:justify-single-word="false"/>
      <style:text-properties officeooo:rsid="0062dff9" officeooo:paragraph-rsid="0062dff9"/>
    </style:style>
    <style:style style:name="P24" style:family="paragraph" style:parent-style-name="Text_20_body">
      <style:paragraph-properties fo:text-align="start" style:justify-single-word="false"/>
      <style:text-properties officeooo:rsid="0063c887" officeooo:paragraph-rsid="0063c887"/>
    </style:style>
    <style:style style:name="P25" style:family="paragraph" style:parent-style-name="Text_20_body">
      <style:paragraph-properties fo:text-align="start" style:justify-single-word="false"/>
      <style:text-properties officeooo:rsid="0063eb07" officeooo:paragraph-rsid="0063eb07"/>
    </style:style>
    <style:style style:name="P26" style:family="paragraph" style:parent-style-name="Text_20_body">
      <style:paragraph-properties fo:text-align="start" style:justify-single-word="false"/>
      <style:text-properties officeooo:rsid="0065840f" officeooo:paragraph-rsid="0065840f"/>
    </style:style>
    <style:style style:name="P27" style:family="paragraph" style:parent-style-name="Text_20_body">
      <style:paragraph-properties fo:text-align="start" style:justify-single-word="false"/>
      <style:text-properties officeooo:rsid="006776a0" officeooo:paragraph-rsid="006776a0"/>
    </style:style>
    <style:style style:name="P28" style:family="paragraph" style:parent-style-name="Text_20_body">
      <style:paragraph-properties fo:text-align="start" style:justify-single-word="false"/>
      <style:text-properties officeooo:rsid="0067f35a" officeooo:paragraph-rsid="0067f35a"/>
    </style:style>
    <style:style style:name="P29" style:family="paragraph" style:parent-style-name="Text_20_body">
      <style:paragraph-properties fo:text-align="start" style:justify-single-word="false"/>
      <style:text-properties officeooo:rsid="006a2413" officeooo:paragraph-rsid="006a2413"/>
    </style:style>
    <style:style style:name="P30" style:family="paragraph" style:parent-style-name="Text_20_body">
      <style:paragraph-properties fo:text-align="start" style:justify-single-word="false"/>
      <style:text-properties officeooo:rsid="006a2413" officeooo:paragraph-rsid="006bf062"/>
    </style:style>
    <style:style style:name="P31" style:family="paragraph" style:parent-style-name="Text_20_body">
      <style:text-properties officeooo:rsid="0072cd45"/>
    </style:style>
    <style:style style:name="P32" style:family="paragraph" style:parent-style-name="Text_20_body">
      <style:paragraph-properties fo:text-align="start" style:justify-single-word="false"/>
      <style:text-properties officeooo:rsid="0072cd45" officeooo:paragraph-rsid="007d1904"/>
    </style:style>
    <style:style style:name="P33" style:family="paragraph" style:parent-style-name="Text_20_body">
      <style:paragraph-properties fo:text-align="start" style:justify-single-word="false"/>
      <style:text-properties officeooo:rsid="00805d05" officeooo:paragraph-rsid="00805d05"/>
    </style:style>
    <style:style style:name="P34" style:family="paragraph" style:parent-style-name="Standard">
      <style:paragraph-properties fo:text-align="start" style:justify-single-word="false"/>
    </style:style>
    <style:style style:name="P35" style:family="paragraph" style:parent-style-name="Text_20_body">
      <style:paragraph-properties fo:text-align="start" style:justify-single-word="false" fo:break-before="page"/>
    </style:style>
    <style:style style:name="P36" style:family="paragraph" style:parent-style-name="Table_20_Contents">
      <style:paragraph-properties fo:text-align="start" style:justify-single-word="false"/>
      <style:text-properties officeooo:paragraph-rsid="002a4180"/>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Text_20_body" style:list-style-name="L1">
      <style:paragraph-properties fo:text-align="start" style:justify-single-word="false"/>
    </style:style>
    <style:style style:name="P39" style:family="paragraph" style:parent-style-name="Text_20_body" style:list-style-name="L2">
      <style:paragraph-properties fo:text-align="start" style:justify-single-word="false"/>
    </style:style>
    <style:style style:name="P40" style:family="paragraph" style:parent-style-name="Text_20_body" style:list-style-name="L3">
      <style:paragraph-properties fo:text-align="start" style:justify-single-word="false"/>
      <style:text-properties officeooo:paragraph-rsid="0043508b"/>
    </style:style>
    <style:style style:name="P41" style:family="paragraph" style:parent-style-name="Text_20_body" style:list-style-name="L3">
      <style:paragraph-properties fo:text-align="start" style:justify-single-word="false"/>
      <style:text-properties officeooo:paragraph-rsid="004289af"/>
    </style:style>
    <style:style style:name="P42" style:family="paragraph" style:parent-style-name="Text_20_body" style:list-style-name="L7">
      <style:paragraph-properties fo:text-align="start" style:justify-single-word="false"/>
    </style:style>
    <style:style style:name="P43" style:family="paragraph" style:parent-style-name="Text_20_body" style:list-style-name="L9">
      <style:paragraph-properties fo:text-align="start" style:justify-single-word="false"/>
    </style:style>
    <style:style style:name="P44" style:family="paragraph" style:parent-style-name="Text_20_body" style:list-style-name="L4">
      <style:paragraph-properties fo:text-align="start" style:justify-single-word="false"/>
      <style:text-properties officeooo:rsid="00487cf1" officeooo:paragraph-rsid="00487cf1"/>
    </style:style>
    <style:style style:name="P45" style:family="paragraph" style:parent-style-name="Text_20_body" style:list-style-name="L5">
      <style:paragraph-properties fo:text-align="start" style:justify-single-word="false"/>
      <style:text-properties officeooo:rsid="004b3c1a" officeooo:paragraph-rsid="004b3c1a"/>
    </style:style>
    <style:style style:name="P46" style:family="paragraph" style:parent-style-name="Text_20_body" style:list-style-name="L5">
      <style:paragraph-properties fo:text-align="start" style:justify-single-word="false"/>
      <style:text-properties officeooo:rsid="004df307" officeooo:paragraph-rsid="004df307"/>
    </style:style>
    <style:style style:name="P47" style:family="paragraph" style:parent-style-name="Text_20_body" style:list-style-name="L6"/>
    <style:style style:name="P48" style:family="paragraph" style:parent-style-name="Text_20_body" style:list-style-name="L6">
      <style:text-properties officeooo:paragraph-rsid="000fc9db"/>
    </style:style>
    <style:style style:name="P49" style:family="paragraph" style:parent-style-name="Text_20_body" style:list-style-name="L8"/>
    <style:style style:name="P50" style:family="paragraph" style:parent-style-name="Text_20_body" style:list-style-name="L10">
      <style:paragraph-properties fo:text-align="start" style:justify-single-word="false"/>
      <style:text-properties officeooo:rsid="00810387" officeooo:paragraph-rsid="00810387"/>
    </style:style>
    <style:style style:name="P51" style:family="paragraph" style:parent-style-name="Text_20_body" style:list-style-name="L10">
      <style:paragraph-properties fo:text-align="start" style:justify-single-word="false"/>
      <style:text-properties officeooo:rsid="0082d089" officeooo:paragraph-rsid="0082d089"/>
    </style:style>
    <style:style style:name="P52"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3"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4" style:family="paragraph" style:parent-style-name="Text_20_body" style:list-style-name="L10">
      <style:paragraph-properties fo:text-align="start" style:justify-single-word="false"/>
      <style:text-properties officeooo:rsid="0083254e" officeooo:paragraph-rsid="0083254e"/>
    </style:style>
    <style:style style:name="P55" style:family="paragraph" style:parent-style-name="Text_20_body" style:list-style-name="L11">
      <style:paragraph-properties fo:text-align="start" style:justify-single-word="false"/>
      <style:text-properties officeooo:rsid="0083254e" officeooo:paragraph-rsid="00887781"/>
    </style:style>
    <style:style style:name="P56" style:family="paragraph" style:parent-style-name="Text_20_body" style:list-style-name="L10">
      <style:paragraph-properties fo:text-align="start" style:justify-single-word="false"/>
      <style:text-properties officeooo:rsid="0086892f" officeooo:paragraph-rsid="008b4d44"/>
    </style:style>
    <style:style style:name="P57" style:family="paragraph" style:parent-style-name="Text_20_body" style:list-style-name="L11">
      <style:paragraph-properties fo:text-align="start" style:justify-single-word="false"/>
      <style:text-properties officeooo:rsid="00887781" officeooo:paragraph-rsid="00887781"/>
    </style:style>
    <style:style style:name="P58" style:family="paragraph" style:parent-style-name="Text_20_body" style:list-style-name="L11">
      <style:paragraph-properties fo:text-align="start" style:justify-single-word="false"/>
      <style:text-properties officeooo:rsid="008e719e" officeooo:paragraph-rsid="008e719e"/>
    </style:style>
    <style:style style:name="P59" style:family="paragraph" style:parent-style-name="Text_20_body" style:list-style-name="L8">
      <style:paragraph-properties fo:margin-top="0in" fo:margin-bottom="0in" loext:contextual-spacing="false"/>
    </style:style>
    <style:style style:name="P60" style:family="paragraph" style:parent-style-name="Heading_20_3">
      <style:paragraph-properties fo:text-align="center" style:justify-single-word="false"/>
    </style:style>
    <style:style style:name="P61" style:family="paragraph" style:parent-style-name="Heading_20_3">
      <style:paragraph-properties fo:text-align="center" style:justify-single-word="false" fo:break-before="page"/>
    </style:style>
    <style:style style:name="P62" style:family="paragraph" style:parent-style-name="Heading_20_3">
      <style:paragraph-properties fo:text-align="center" style:justify-single-word="false" fo:break-before="page"/>
      <style:text-properties officeooo:paragraph-rsid="00152eed"/>
    </style:style>
    <style:style style:name="P63" style:family="paragraph" style:parent-style-name="Heading_20_3">
      <style:paragraph-properties fo:text-align="center" style:justify-single-word="false" fo:break-before="page"/>
      <style:text-properties officeooo:paragraph-rsid="00411f66"/>
    </style:style>
    <style:style style:name="P64" style:family="paragraph" style:parent-style-name="Heading_20_3">
      <style:paragraph-properties fo:text-align="center" style:justify-single-word="false" fo:break-before="page"/>
      <style:text-properties officeooo:paragraph-rsid="0024a40e"/>
    </style:style>
    <style:style style:name="P65" style:family="paragraph" style:parent-style-name="Heading_20_3">
      <style:paragraph-properties fo:text-align="center" style:justify-single-word="false" fo:break-before="page"/>
      <style:text-properties officeooo:paragraph-rsid="0035b834"/>
    </style:style>
    <style:style style:name="P66" style:family="paragraph" style:parent-style-name="Heading_20_3">
      <style:paragraph-properties fo:text-align="center" style:justify-single-word="false" fo:break-before="page"/>
      <style:text-properties officeooo:paragraph-rsid="0019908b"/>
    </style:style>
    <style:style style:name="P67" style:family="paragraph" style:parent-style-name="Heading_20_3">
      <style:paragraph-properties fo:text-align="center" style:justify-single-word="false" fo:break-before="page"/>
      <style:text-properties officeooo:rsid="00487cf1" officeooo:paragraph-rsid="00487cf1"/>
    </style:style>
    <style:style style:name="P68"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69" style:family="paragraph" style:parent-style-name="Heading_20_3">
      <style:paragraph-properties fo:text-align="center" style:justify-single-word="false" fo:break-before="page"/>
      <style:text-properties officeooo:rsid="00805d05"/>
    </style:style>
    <style:style style:name="P70" style:family="paragraph" style:parent-style-name="Heading_20_3">
      <style:paragraph-properties fo:text-align="center" style:justify-single-word="false" fo:break-before="page"/>
      <style:text-properties officeooo:rsid="00701511" officeooo:paragraph-rsid="007d1904"/>
    </style:style>
    <style:style style:name="P71"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T23" style:family="text">
      <style:text-properties officeooo:rsid="007d1904"/>
    </style:style>
    <style:style style:name="T24" style:family="text">
      <style:text-properties officeooo:rsid="007e94db"/>
    </style:style>
    <style:style style:name="T25" style:family="text">
      <style:text-properties officeooo:rsid="0083254e"/>
    </style:style>
    <style:style style:name="T26" style:family="text">
      <style:text-properties fo:font-style="italic" style:font-style-asian="italic" style:font-style-complex="italic"/>
    </style:style>
    <style:style style:name="T27" style:family="text">
      <style:text-properties fo:font-style="italic" officeooo:rsid="0083254e" style:font-style-asian="italic" style:font-style-complex="italic"/>
    </style:style>
    <style:style style:name="T28" style:family="text">
      <style:text-properties fo:font-style="italic" officeooo:rsid="0087713f" style:font-style-asian="italic" style:font-style-complex="italic"/>
    </style:style>
    <style:style style:name="T29" style:family="text">
      <style:text-properties fo:font-style="italic" officeooo:rsid="0086892f" style:font-style-asian="italic" style:font-style-complex="italic"/>
    </style:style>
    <style:style style:name="T30" style:family="text">
      <style:text-properties fo:font-style="italic" officeooo:rsid="00899d70" style:font-style-asian="italic" style:font-style-complex="italic"/>
    </style:style>
    <style:style style:name="T31" style:family="text">
      <style:text-properties fo:font-style="italic" officeooo:rsid="008b4d44" style:font-style-asian="italic" style:font-style-complex="italic"/>
    </style:style>
    <style:style style:name="T32" style:family="text">
      <style:text-properties fo:font-style="italic" officeooo:rsid="008d03e4" style:font-style-asian="italic" style:font-style-complex="italic"/>
    </style:style>
    <style:style style:name="T33" style:family="text">
      <style:text-properties fo:font-style="italic" officeooo:rsid="00909a3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83254e" style:font-style-asian="normal" style:font-style-complex="normal"/>
    </style:style>
    <style:style style:name="T36" style:family="text">
      <style:text-properties fo:font-style="normal" officeooo:rsid="0087713f" style:font-style-asian="normal" style:font-style-complex="normal"/>
    </style:style>
    <style:style style:name="T37" style:family="text">
      <style:text-properties fo:font-style="normal" officeooo:rsid="0086892f" style:font-style-asian="normal" style:font-style-complex="normal"/>
    </style:style>
    <style:style style:name="T38" style:family="text">
      <style:text-properties fo:font-style="normal" officeooo:rsid="0084b092" style:font-style-asian="normal" style:font-style-complex="normal"/>
    </style:style>
    <style:style style:name="T39" style:family="text">
      <style:text-properties fo:font-style="normal" officeooo:rsid="00899d70" style:font-style-asian="normal" style:font-style-complex="normal"/>
    </style:style>
    <style:style style:name="T40" style:family="text">
      <style:text-properties fo:font-style="normal" officeooo:rsid="008b4d44" style:font-style-asian="normal" style:font-style-complex="normal"/>
    </style:style>
    <style:style style:name="T41" style:family="text">
      <style:text-properties fo:font-style="normal" officeooo:rsid="008d03e4" style:font-style-asian="normal" style:font-style-complex="normal"/>
    </style:style>
    <style:style style:name="T42" style:family="text">
      <style:text-properties fo:font-style="normal" officeooo:rsid="008f06f6" style:font-style-asian="normal" style:font-style-complex="normal"/>
    </style:style>
    <style:style style:name="T43" style:family="text">
      <style:text-properties fo:font-style="normal" officeooo:rsid="008ff7e0" style:font-style-asian="normal" style:font-style-complex="normal"/>
    </style:style>
    <style:style style:name="T44" style:family="text">
      <style:text-properties fo:font-style="normal" officeooo:rsid="00909a3b" style:font-style-asian="normal" style:font-style-complex="normal"/>
    </style:style>
    <style:style style:name="T45" style:family="text">
      <style:text-properties officeooo:rsid="0084b092"/>
    </style:style>
    <style:style style:name="T46" style:family="text">
      <style:text-properties officeooo:rsid="0087713f"/>
    </style:style>
    <style:style style:name="T47" style:family="text">
      <style:text-properties officeooo:rsid="00899d70"/>
    </style:style>
    <style:style style:name="T48" style:family="text">
      <style:text-properties officeooo:rsid="00936af3"/>
    </style:style>
    <style:style style:name="T49" style:family="text">
      <style:text-properties officeooo:rsid="0096106f"/>
    </style:style>
    <style:style style:name="T50" style:family="text">
      <style:text-properties officeooo:rsid="0099d9f3"/>
    </style:style>
    <style:style style:name="T51" style:family="text">
      <style:text-properties officeooo:rsid="009a454f"/>
    </style:style>
    <style:style style:name="T52" style:family="text">
      <style:text-properties officeooo:rsid="009a45b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697_1754408385" text:style-name="Index_20_Link" text:visited-style-name="Index_20_Link">Introduction<text:tab/>2</text:a></text:p>
          <text:p text:style-name="P37"><text:a xlink:type="simple" xlink:href="#__RefHeading__804_1754408385" text:style-name="Index_20_Link" text:visited-style-name="Index_20_Link">Accounts<text:tab/>3</text:a></text:p>
          <text:p text:style-name="P37"><text:a xlink:type="simple" xlink:href="#__RefHeading__807_1754408385" text:style-name="Index_20_Link" text:visited-style-name="Index_20_Link">Adaptive Echo<text:tab/>4</text:a></text:p>
          <text:p text:style-name="P37"><text:a xlink:type="simple" xlink:href="#__RefHeading__186_1525007520" text:style-name="Index_20_Link" text:visited-style-name="Index_20_Link">Block Cipher Modes of Operation<text:tab/>5</text:a></text:p>
          <text:p text:style-name="P37"><text:a xlink:type="simple" xlink:href="#__RefHeading__810_1754408385" text:style-name="Index_20_Link" text:visited-style-name="Index_20_Link">Communication Methods<text:tab/>6</text:a></text:p>
          <text:p text:style-name="P37"><text:a xlink:type="simple" xlink:href="#__RefHeading__297_1157459078" text:style-name="Index_20_Link" text:visited-style-name="Index_20_Link">Communication Model<text:tab/>7</text:a></text:p>
          <text:p text:style-name="P37"><text:a xlink:type="simple" xlink:href="#__RefHeading__283_2127962396" text:style-name="Index_20_Link" text:visited-style-name="Index_20_Link">Configuration Settings<text:tab/>8</text:a></text:p>
          <text:p text:style-name="P37"><text:a xlink:type="simple" xlink:href="#__RefHeading__813_1754408385" text:style-name="Index_20_Link" text:visited-style-name="Index_20_Link">Constant-Time Comparison Function<text:tab/>9</text:a></text:p>
          <text:p text:style-name="P37"><text:a xlink:type="simple" xlink:href="#__RefHeading__816_1754408385" text:style-name="Index_20_Link" text:visited-style-name="Index_20_Link">Echo Protocol<text:tab/>10</text:a></text:p>
          <text:p text:style-name="P37"><text:a xlink:type="simple" xlink:href="#__RefHeading__651_817640049" text:style-name="Index_20_Link" text:visited-style-name="Index_20_Link">Echo Public Key Sharing<text:tab/>11</text:a></text:p>
          <text:p text:style-name="P37"><text:a xlink:type="simple" xlink:href="#__RefHeading__266_198272384" text:style-name="Index_20_Link" text:visited-style-name="Index_20_Link">Electronic Mail<text:tab/>12</text:a></text:p>
          <text:p text:style-name="P37"><text:a xlink:type="simple" xlink:href="#__RefHeading___Toc649_890794201" text:style-name="Index_20_Link" text:visited-style-name="Index_20_Link">Electronic Mail Forward Secrecy<text:tab/>13</text:a></text:p>
          <text:p text:style-name="P37"><text:a xlink:type="simple" xlink:href="#__RefHeading__819_1754408385" text:style-name="Index_20_Link" text:visited-style-name="Index_20_Link">Encrypted and Authenticated Containers<text:tab/>14</text:a></text:p>
          <text:p text:style-name="P37"><text:a xlink:type="simple" xlink:href="#__RefHeading__603_490309552" text:style-name="Index_20_Link" text:visited-style-name="Index_20_Link">File Encryption<text:tab/>15</text:a></text:p>
          <text:p text:style-name="P37"><text:a xlink:type="simple" xlink:href="#__RefHeading__822_1754408385" text:style-name="Index_20_Link" text:visited-style-name="Index_20_Link">Key Derivation<text:tab/>16</text:a></text:p>
          <text:p text:style-name="P37"><text:a xlink:type="simple" xlink:href="#__RefHeading__210_1274879713" text:style-name="Index_20_Link" text:visited-style-name="Index_20_Link">Hybrid System<text:tab/>17</text:a></text:p>
          <text:p text:style-name="P37"><text:a xlink:type="simple" xlink:href="#__RefHeading__299_1157459078" text:style-name="Index_20_Link" text:visited-style-name="Index_20_Link">Multiple Devices<text:tab/>18</text:a></text:p>
          <text:p text:style-name="P37"><text:a xlink:type="simple" xlink:href="#__RefHeading__253_527466761" text:style-name="Index_20_Link" text:visited-style-name="Index_20_Link">Poptastic<text:tab/>19</text:a></text:p>
          <text:p text:style-name="P37"><text:a xlink:type="simple" xlink:href="#__RefHeading__169_1115980955" text:style-name="Index_20_Link" text:visited-style-name="Index_20_Link">Public Key Infrastructure<text:tab/>20</text:a></text:p>
          <text:p text:style-name="P37"><text:a xlink:type="simple" xlink:href="#__RefHeading___Toc631_61244466" text:style-name="Index_20_Link" text:visited-style-name="Index_20_Link">Sessions<text:tab/>21</text:a></text:p>
          <text:p text:style-name="P37"><text:a xlink:type="simple" xlink:href="#__RefHeading__330_678579420" text:style-name="Index_20_Link" text:visited-style-name="Index_20_Link">Socialist Millionaire Protocol<text:tab/>22</text:a></text:p>
          <text:p text:style-name="P37"><text:a xlink:type="simple" xlink:href="#__RefHeading__230_1536820662" text:style-name="Index_20_Link" text:visited-style-name="Index_20_Link">Two-Way Calling<text:tab/>23</text:a></text:p>
          <text:p text:style-name="P37"><text:a xlink:type="simple" xlink:href="#__RefHeading___Toc842_866388615" text:style-name="Index_20_Link" text:visited-style-name="Index_20_Link">Verifying Ownership of Public Keys<text:tab/>24</text:a></text:p>
          <text:p text:style-name="P37"><text:a xlink:type="simple" xlink:href="#__RefHeading___Toc839_866388615" text:style-name="Index_20_Link" text:visited-style-name="Index_20_Link">Wide Lanes<text:tab/>26</text:a></text:p>
          <text:p text:style-name="P37"><text:a xlink:type="simple" xlink:href="#__RefHeading___Toc748_390620771" text:style-name="Index_20_Link" text:visited-style-name="Index_20_Link">References<text:tab/>27</text:a></text:p>
        </text:index-body>
      </text:table-of-content>
      <text:p text:style-name="Standard"/>
      <text:h text:style-name="P61" text:outline-level="3"><text:bookmark-start text:name="__RefHeading__697_1754408385"/>Introduction<text:bookmark-end text:name="__RefHeading__697_1754408385"/></text:h>
      <text:p text:style-name="P34">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ext:span text:style-name="T48">Qt version 4.7.x is loosely supported. </text:span>The application is available on FreeBSD, Linux, OS X, OS/2, and Windows. Please note that the Echo algorithm and its name are not derived from Ernest J. H. Chang's 1982 Echo Algorithms: Depth Parallel Operations on General Graphs paper.</text:p>
      <text:p text:style-name="P34"/>
      <text:h text:style-name="P61"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5658227535765640912" text:style-name="L1">
        <text:list-item>
          <text:p text:style-name="P38">Binding endpoints are responsible for defining account information. During the account-creation process, an account may be designated for one-time use. Account names and account passwords each require at least 32 bytes of data.</text:p>
        </text:list-item>
        <text:list-item>
          <text:p text:style-name="P3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61"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534634730176935273" text:style-name="L2">
        <text:list-item>
          <text:p text:style-name="P39">A binding endpoint defines an Adaptive Echo token. The information must be distributed securely.</text:p>
        </text:list-item>
        <text:list-item>
          <text:p text:style-name="P39">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3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3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61"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61" text:outline-level="3"><text:bookmark-start text:name="__RefHeading__810_1754408385"/>Communication Methods<text:bookmark-end text:name="__RefHeading__810_1754408385"/></text:h>
      <text:p text:style-name="P2">Spot-On supports <text:span text:style-name="T50">Bluetooth, </text:span>SCTP, TCP, and UDP <text:span text:style-name="T52">(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1">transport</text:span>-neutral.</text:p>
      <text:p text:style-name="P2"/>
      <text:h text:style-name="P62"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1"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1"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61"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3" text:outline-level="3"><text:bookmark-start text:name="__RefHeading__651_817640049"/>Echo Public Key Sharing<text:bookmark-end text:name="__RefHeading__651_817640049"/></text:h>
      <text:p text:style-name="P9">The Echo Public Key Sharing construct was introduced by Mr. Fennel. It is an elegant compliment to the Echo Protocol. The concept may be summarized as follows:</text:p>
      <text:list xml:id="list4235096303652483891" text:style-name="L3">
        <text:list-item>
          <text:p text:style-name="P40">A community is created. The community is defined by a pair of authentication and encryption keys. The keys are derived via the PBKDF2 function.</text:p>
        </text:list-item>
        <text:list-item>
          <text:p text:style-name="P4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1"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67" text:outline-level="3"><text:bookmark-start text:name="__RefHeading___Toc649_890794201"/>Electronic Mail Forward Secrecy<text:bookmark-end text:name="__RefHeading___Toc649_890794201"/></text:h>
      <text:p text:style-name="P15">This section briefly describes a two-step <text:span text:style-name="T9">communication </text:span>process for establishing forward secrecy in Spot-On e-mail. <text:span text:style-name="T15">We assume a hybrid scheme with respect to public-key encryption.</text:span></text:p>
      <text:p text:style-name="P15">Assumptions:</text:p>
      <text:list xml:id="list2846325197643425395" text:style-name="L4">
        <text:list-item>
          <text:p text:style-name="P44">Permanent public key pairs have been exchanged correctly.</text:p>
        </text:list-item>
        <text:list-item>
          <text:p text:style-name="P44">The <text:span text:style-name="T18">respective </text:span>kernel<text:span text:style-name="T17">s</text:span> remain active during the <text:span text:style-name="T12">exchange</text:span> window.</text:p>
        </text:list-item>
      </text:list>
      <text:p text:style-name="P16">Protocol:</text:p>
      <text:list xml:id="list5885730218339052235" text:style-name="L5">
        <text:list-item>
          <text:p text:style-name="P45">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5"><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5">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5">B generates <text:span text:style-name="T19">private</text:span> authentication and encryption keys.</text:p>
        </text:list-item>
        <text:list-item>
          <text:p text:style-name="P45">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6"><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7">The <text:span text:style-name="T19">session </text:span>keys generated in the fourth step may remain in use until one of the parties decides to establish new <text:span text:style-name="T19">session </text:span>keys.</text:p>
      <text:p text:style-name="P18">Signatures are required over the Poptastic transport protocol.</text:p>
      <text:p text:style-name="P19"/>
      <text:h text:style-name="P6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1788831206306638910" text:style-name="L6">
        <text:list-item>
          <text:p text:style-name="P48">If the size of the original data is less than the specified cipher's block size, the original data is re-sized such that its new size is identical to the cipher's block size. A zero-byte pad is applied.</text:p>
        </text:list-item>
        <text:list-item>
          <text:p text:style-name="P47">Append the size of the original data to the original container.</text:p>
        </text:list-item>
        <text:list-item>
          <text:p text:style-name="P47">Encrypt the augmented data via the selected cipher and specified mode.</text:p>
        </text:list-item>
        <text:list-item>
          <text:p text:style-name="P47">Compute a keyed-hash of the encrypted container.</text:p>
        </text:list-item>
        <text:list-item>
          <text:p text:style-name="P47">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1"/>
      <text:h text:style-name="P64"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6">Byte 0: 0 – unsigned file, 1 – signed file</text:p>
          </table:table-cell>
          <table:table-cell table:style-name="Table1.A1" office:value-type="string">
            <text:p text:style-name="P36">Bytes 1 – 64: keyed hash or 64 bytes of zeros</text:p>
          </table:table-cell>
          <table:table-cell table:style-name="Table1.C1" office:value-type="string">
            <text:p text:style-name="P36">Bytes 65 – EOF: encrypted data</text:p>
          </table:table-cell>
        </table:table-row>
      </table:table>
      <text:p text:style-name="P6"/>
      <text:h text:style-name="P61"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035795264323109700" text:style-name="L7">
        <text:list-item>
          <text:p text:style-name="P42">Generate a cryptographic salt. The size of the salt is configurable.</text:p>
        </text:list-item>
        <text:list-item>
          <text:p text:style-name="P42">Derive a temporary key via the PBKDF2 function. The hash algorithm, iteration count, passphrase (question/answer), and salt are input parameters to the function. All of the aforementioned parameters are configurable.</text:p>
        </text:list-item>
        <text:list-item>
          <text:p text:style-name="P42">Using the temporary key from the previous step, derive a new key via the PBKDF2 function. The previous parameters are also used, however, the temporary key replaces the passphrase (question/answer).</text:p>
        </text:list-item>
        <text:list-item>
          <text:p text:style-name="P4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1"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68"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p text:style-name="P35"/>
      <text:h text:style-name="P60"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61"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5"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6"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2594858316492724041" text:style-name="L8">
        <text:list-item>
          <text:p text:style-name="P59">Alice: </text:p>
          <text:list>
            <text:list-item>
              <text:p text:style-name="P59">Picks random exponents a<text:span text:style-name="T4">2</text:span> and a<text:span text:style-name="T4">3</text:span> </text:p>
            </text:list-item>
            <text:list-item>
              <text:p text:style-name="P59">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59">Bob: </text:p>
          <text:list>
            <text:list-item>
              <text:p text:style-name="P59">Picks random exponents b<text:span text:style-name="T4">2</text:span> and b<text:span text:style-name="T4">3</text:span> </text:p>
            </text:list-item>
            <text:list-item>
              <text:p text:style-name="P59">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59">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59">Picks random exponent r </text:p>
            </text:list-item>
            <text:list-item>
              <text:p text:style-name="P59">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59">Sends Alice g<text:span text:style-name="T4">2b</text:span>, g<text:span text:style-name="T4">3b</text:span>, P<text:span text:style-name="T4">b</text:span> and Q<text:span text:style-name="T4">b</text:span> </text:p>
            </text:list-item>
          </text:list>
        </text:list-item>
        <text:list-item>
          <text:p text:style-name="P59">Alice: </text:p>
          <text:list>
            <text:list-item>
              <text:p text:style-name="P59">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59">Picks random exponent s </text:p>
            </text:list-item>
            <text:list-item>
              <text:p text:style-name="P59">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59">Computes R<text:span text:style-name="T4">a</text:span> = (Q<text:span text:style-name="T4">a</text:span> / Q<text:span text:style-name="T4">b</text:span>) <text:span text:style-name="T5">a</text:span><text:span text:style-name="T4">3</text:span> </text:p>
            </text:list-item>
            <text:list-item>
              <text:p text:style-name="P59">Sends Bob P<text:span text:style-name="T4">a</text:span>, Q<text:span text:style-name="T4">a</text:span> and R<text:span text:style-name="T4">a</text:span> </text:p>
            </text:list-item>
          </text:list>
        </text:list-item>
        <text:list-item>
          <text:p text:style-name="P59">Bob: </text:p>
          <text:list>
            <text:list-item>
              <text:p text:style-name="P59">Computes R<text:span text:style-name="T4">b</text:span> = (Q<text:span text:style-name="T4">a</text:span> / Q<text:span text:style-name="T4">b</text:span>) <text:span text:style-name="T5">b</text:span><text:span text:style-name="T4">3</text:span> </text:p>
            </text:list-item>
            <text:list-item>
              <text:p text:style-name="P59">Computes R<text:span text:style-name="T4">ab</text:span> = R<text:span text:style-name="T4">a</text:span><text:span text:style-name="T5">b</text:span><text:span text:style-name="T4">3</text:span> </text:p>
            </text:list-item>
            <text:list-item>
              <text:p text:style-name="P59">Checks whether R<text:span text:style-name="T4">ab</text:span> == (P<text:span text:style-name="T4">a</text:span> / P<text:span text:style-name="T4">b</text:span>) </text:p>
            </text:list-item>
            <text:list-item>
              <text:p text:style-name="P59">Sends Alice R<text:span text:style-name="T4">b</text:span> </text:p>
            </text:list-item>
          </text:list>
        </text:list-item>
        <text:list-item>
          <text:p text:style-name="P59">Alice: </text:p>
          <text:list>
            <text:list-item>
              <text:p text:style-name="P59">Computes R<text:span text:style-name="T4">ab</text:span> = R<text:span text:style-name="T4">b</text:span><text:span text:style-name="T5">a</text:span><text:span text:style-name="T4">3</text:span> </text:p>
            </text:list-item>
            <text:list-item>
              <text:p text:style-name="P59">Checks whether R<text:span text:style-name="T4">ab</text:span> == (P<text:span text:style-name="T4">a</text:span> / P<text:span text:style-name="T4">b</text:span>) </text:p>
            </text:list-item>
          </text:list>
        </text:list-item>
        <text:list-item>
          <text:p text:style-name="P49">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p text:style-name="Text_20_body"/>
      <text:h text:style-name="P61"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2576360688932140588" text:style-name="L9">
        <text:list-item>
          <text:p text:style-name="P43">A peer generates 128-bit AES and 256-bit SHA-512 keys via the system's cryptographic random number generator.</text:p>
        </text:list-item>
        <text:list-item>
          <text:p text:style-name="P43">Using the destination's public key, the peer encapsulates the two keys via the hybrid cryptographic system.</text:p>
        </text:list-item>
        <text:list-item>
          <text:p text:style-name="P43">The destination peer receives the data, records it, and generates separate keys as in step 1.</text:p>
        </text:list-item>
        <text:list-item>
          <text:p text:style-name="P4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69" text:outline-level="3"><text:bookmark-start text:name="__RefHeading___Toc842_866388615"/>Verifying Ownership of Public Keys<text:bookmark-end text:name="__RefHeading___Toc842_866388615"/></text:h>
      <text:p text:style-name="P33">A shared public key bundle includes the encryption public key, a signature of the encryption public key, the signature public key, and a signature of the signature public key. <text:span text:style-name="T49">Ownership of NTRU encryption keys are not verified. </text:span>Signatures are generated as follows:</text:p>
      <text:list xml:id="list5236658683182789465" text:style-name="L10">
        <text:list-item>
          <text:p text:style-name="P50">The encryption or signature public key is gathered <text:span text:style-name="T46">and stored in </text:span><text:span text:style-name="T28">data_t</text:span><text:span text:style-name="T36">.</text:span></text:p>
        </text:list-item>
        <text:list-item>
          <text:p text:style-name="P51">The SHA-512 digest of the <text:span text:style-name="T47">public </text:span>key is computed <text:span text:style-name="T25">and stored in </text:span><text:span text:style-name="T27">hash</text:span><text:span text:style-name="T35">.</text:span></text:p>
        </text:list-item>
        <text:list-item>
          <text:p text:style-name="P52">For DSA, Elliptic Curve DSA, and ElGamal public keys:</text:p>
          <text:list>
            <text:list-item>
              <text:p text:style-name="P52">gcry_sexp_build(&amp;data_t, 0,</text:p>
              <text:p text:style-name="P52">"(data (flags raw)(value %m))",</text:p>
              <text:p text:style-name="P52">hash_t) is computed.</text:p>
            </text:list-item>
          </text:list>
        </text:list-item>
        <text:list-item>
          <text:p text:style-name="P54">For Edward Curve DSA public keys:</text:p>
          <text:list>
            <text:list-item>
              <text:p text:style-name="P54">gcry_sexp_build(&amp;data_t, 0,</text:p>
              <text:p text:style-name="P54">"(data (flags eddsa)(hash-algo sha512)"</text:p>
              <text:p text:style-name="P54">"(value %b))",</text:p>
              <text:p text:style-name="P54">hash.length(),</text:p>
              <text:p text:style-name="P54">hash.constData()) is computed.</text:p>
            </text:list-item>
          </text:list>
        </text:list-item>
        <text:list-item>
          <text:p text:style-name="P54">For RSA public keys:</text:p>
          <text:list>
            <text:list-item>
              <text:p text:style-name="P54">gcry_sexp_build(&amp;data_t, 0,</text:p>
              <text:p text:style-name="P54">"(data (flags pss)(hash sha512 %b)"</text:p>
              <text:p text:style-name="P54">"(random-override %b))",</text:p>
              <text:p text:style-name="P54">hash.length(),</text:p>
              <text:p text:style-name="P54">hash.constData(),</text:p>
              <text:p text:style-name="P54">random.length(),</text:p>
              <text:p text:style-name="P54">random.constData()) is computed, <text:span text:style-name="T45">where the </text:span>variable <text:span text:style-name="T26">random</text:span><text:span text:style-name="T34"> contains 20 bytes of random data.</text:span></text:p>
            </text:list-item>
          </text:list>
        </text:list-item>
        <text:list-item>
          <text:p text:style-name="P56"><text:span text:style-name="T34">Finally, gcry_pk_sign(&amp;signature_t, data_t, key_t) is computed. </text:span><text:span text:style-name="T43">The contents of</text:span><text:span text:style-name="T40"> </text:span><text:span text:style-name="T31">signature_t</text:span><text:span text:style-name="T40"> are extracted via gcry_sexp_sprint() and stored in a byte array. </text:span><text:span text:style-name="T44">The variable </text:span><text:span text:style-name="T33">key_t</text:span><text:span text:style-name="T44"> contains either the public encryption key or the public signature key.</text:span></text:p>
        </text:list-item>
      </text:list>
      <text:p text:style-name="P13">Signatures are verified as follows:</text:p>
      <text:list xml:id="list5814138975685109856" text:style-name="L11">
        <text:list-item>
          <text:p text:style-name="P57"><text:span text:style-name="T34">The SHA-512 </text:span><text:span text:style-name="T39">digest </text:span><text:span text:style-name="T34">of the provided public key is computed </text:span><text:span text:style-name="T39">and stored in </text:span><text:span text:style-name="T30">hash</text:span><text:span text:style-name="T39">.</text:span></text:p>
        </text:list-item>
        <text:list-item>
          <text:p text:style-name="P53">For DSA, Elliptic Curve DSA, and ElGamal public keys:</text:p>
          <text:list>
            <text:list-item>
              <text:p text:style-name="P53">gcry_sexp_build(&amp;data_t, 0,</text:p>
              <text:p text:style-name="P53">"(data (flags raw)(value %m))",</text:p>
              <text:p text:style-name="P55"><text:soft-page-break/><text:span text:style-name="T34">hash_t) is computed. </text:span><text:span text:style-name="T41">The contents of </text:span><text:span text:style-name="T32">hash_t</text:span><text:span text:style-name="T41"> are populated via gcry_mpi_scan().</text:span></text:p>
            </text:list-item>
          </text:list>
        </text:list-item>
        <text:list-item>
          <text:p text:style-name="P55">For Edward Curve DSA public keys:</text:p>
          <text:list>
            <text:list-item>
              <text:p text:style-name="P55">gcry_sexp_build(&amp;data_t, 0,</text:p>
              <text:p text:style-name="P55">"(data (flags eddsa)(hash-algo sha512)"</text:p>
              <text:p text:style-name="P55">"(value %b))",</text:p>
              <text:p text:style-name="P55">hash.length(),</text:p>
              <text:p text:style-name="P55">hash.constData()) is computed.</text:p>
            </text:list-item>
          </text:list>
        </text:list-item>
        <text:list-item>
          <text:p text:style-name="P55">For RSA public keys:</text:p>
          <text:list>
            <text:list-item>
              <text:p text:style-name="P55">gcry_sexp_build(&amp;data_t, 0,</text:p>
              <text:p text:style-name="P55">"(data (flags pss)(hash sha512 %b)"</text:p>
              <text:p text:style-name="P55">"(random-override %b))",</text:p>
              <text:p text:style-name="P55">hash.length(),</text:p>
              <text:p text:style-name="P55">hash.constData(),</text:p>
              <text:p text:style-name="P55">random.length(),</text:p>
              <text:p text:style-name="P55"><text:span text:style-name="T37">random.constData()) is computed, </text:span><text:span text:style-name="T38">where the </text:span><text:span text:style-name="T37">variable </text:span><text:span text:style-name="T29">random</text:span><text:span text:style-name="T37"> contains 20 bytes of random data.</text:span></text:p>
            </text:list-item>
          </text:list>
        </text:list-item>
        <text:list-item>
          <text:p text:style-name="P58"><text:span text:style-name="T37">F</text:span><text:span text:style-name="T34">inally, gcry_pk_verify(signature_t, data_t, key_t) is computed. If gcry_pk_verify() </text:span><text:span text:style-name="T42">returns zero</text:span><text:span text:style-name="T34">, the signature is considered valid. The contents of </text:span><text:span text:style-name="T26">signature_t</text:span><text:span text:style-name="T34"> are populated via gcry_sexp_new() using the provided signature array.</text:span></text:p>
        </text:list-item>
      </text:list>
      <text:p text:style-name="P33"/>
      <text:h text:style-name="P70" text:outline-level="3"><text:bookmark-start text:name="__RefHeading___Toc839_866388615"/><text:span text:style-name="T23">Wide</text:span> Lanes<text:bookmark-end text:name="__RefHeading___Toc839_866388615"/></text:h>
      <text:p text:style-name="P32">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text:span text:style-name="T23">Wide</text:span> Lanes allow node operators to assign <text:span text:style-name="T21">listener </text:span>lane widths. <text:span text:style-name="T21">Let's consider a basic example, </text:span>a listener having a lane width of <text:span text:style-name="T24">20</text:span>,<text:span text:style-name="T23">0</text:span>00 bytes. The kernel, if necessary, will forward <text:span text:style-name="T20">packets via the listener's clients if the sizes of the forwarded packets do not exceed 20,000 bytes. Optionally, clients may negotiate different lane widths with their peers.</text:span></text:p>
      <text:p text:style-name="P32"/>
      <text:h text:style-name="P71" text:outline-level="3"><text:bookmark-start text:name="__RefHeading___Toc748_390620771"/>References<text:bookmark-end text:name="__RefHeading___Toc748_390620771"/></text:h>
      <text:p text:style-name="P30"><text:a xlink:type="simple" xlink:href="http://world.std.com/~dtd/sign_encrypt/sign_encrypt7.html" text:style-name="Internet_20_link" text:visited-style-name="Visited_20_Internet_20_Link">http://world.std.com/~dtd/sign_encrypt/sign_encrypt7.html</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5"><text:a xlink:type="simple" xlink:href="https://en.wikipedia.org/wiki/Ciphertext_stealing" text:style-name="Internet_20_link" text:visited-style-name="Visited_20_Internet_20_Link">https://en.wikipedia.org/wiki/Ciphertext_stealing</text:a></text:p>
      <text:p text:style-name="P23"><text:a xlink:type="simple" xlink:href="https://en.wikipedia.org/wiki/Hybrid_cryptosystem" text:style-name="Internet_20_link" text:visited-style-name="Visited_20_Internet_20_Link">https://en.wikipedia.org/wiki/Hybrid_cryptosystem</text:a></text:p>
      <text:p text:style-name="P27"><text:a xlink:type="simple" xlink:href="https://en.wikipedia.org/wiki/NTRU" text:style-name="Internet_20_link" text:visited-style-name="Visited_20_Internet_20_Link">https://en.wikipedia.org/wiki/NTRU</text:a></text:p>
      <text:p text:style-name="P24"><text:a xlink:type="simple" xlink:href="https://en.wikipedia.org/wiki/Optimal_asymmetric_encryption_padding" text:style-name="Internet_20_link" text:visited-style-name="Visited_20_Internet_20_Link">https://en.wikipedia.org/wiki/Optimal_asymmetric_encryption_padding</text:a></text:p>
      <text:p text:style-name="P24"><text:a xlink:type="simple" xlink:href="https://en.wikipedia.org/wiki/PKCS_1" text:style-name="Internet_20_link" text:visited-style-name="Visited_20_Internet_20_Link">https://en.wikipedia.org/wiki/PKCS_1</text:a></text:p>
      <text:p text:style-name="P26"><text:a xlink:type="simple" xlink:href="https://en.wikipedia.org/wiki/Padding_%28cryptography%29" text:style-name="Internet_20_link" text:visited-style-name="Visited_20_Internet_20_Link">https://en.wikipedia.org/wiki/Padding_%28cryptography%29</text:a></text:p>
      <text:p text:style-name="P28"><text:a xlink:type="simple" xlink:href="https://en.wikipedia.org/wiki/Stream_Control_Transmission_Protocol" text:style-name="Internet_20_link" text:visited-style-name="Visited_20_Internet_20_Link">https://en.wikipedia.org/wiki/Stream_Control_Transmission_Protocol</text:a></text:p>
      <text:p text:style-name="P22"><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1"><text:a xlink:type="simple" xlink:href="https://otr.cypherpunks.ca/Protocol-v3-4.0.0.html" text:style-name="Internet_20_link" text:visited-style-name="Visited_20_Internet_20_Link">https://otr.cypherpunks.ca/Protocol-v3-4.0.0.html</text:a></text:p>
      <text:p text:style-name="P29"><text:a xlink:type="simple" xlink:href="https://www.cs.jhu.edu/~astubble/dss/ae.pdf" text:style-name="Internet_20_link" text:visited-style-name="Visited_20_Internet_20_Link">https://www.cs.jhu.edu/~astubble/dss/ae.pdf</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11-16T18:40:20.075829628</dc:date>
    <meta:editing-duration>PT19H34M28S</meta:editing-duration>
    <meta:editing-cycles>311</meta:editing-cycles>
    <meta:generator>LibreOffice/5.0.2.2$Linux_X86_64 LibreOffice_project/00m0$Build-2</meta:generator>
    <meta:document-statistic meta:table-count="1" meta:image-count="0" meta:object-count="0" meta:page-count="27" meta:paragraph-count="208" meta:word-count="3296" meta:character-count="22166" meta:non-whitespace-character-count="19124"/>
  </office:meta>
</office:document-meta>
</file>